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weight="bold" officeooo:rsid="001cc7eb" officeooo:paragraph-rsid="001cc7eb" fo:background-color="#c9211e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" fo:font-weight="bold" officeooo:rsid="001cc7eb" officeooo:paragraph-rsid="001cc7eb" fo:background-color="transparent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Ubuntu" fo:font-weight="bold" officeooo:rsid="001d0306" officeooo:paragraph-rsid="001d0306" fo:background-color="transparent" style:font-weight-asian="bold" style:font-weight-complex="bold"/>
    </style:style>
    <style:style style:name="T1" style:family="text">
      <style:text-properties officeooo:rsid="001d030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.9.20 - Николаев Михаил - 8Б Класс — <text:span text:style-name="T1">Тезис</text:span></text:p>
      <text:p text:style-name="P1"/>
      <text:p text:style-name="P1"/>
      <text:list xml:id="list3957832299" text:style-name="L1">
        <text:list-item>
          <text:p text:style-name="P2"><text:span text:style-name="T1">Любое общество состоит из людей разного пола и возраста</text:span></text:p>
        </text:list-item>
        <text:list-item>
          <text:p text:style-name="P3">Структура населения создаёт демографическую амуницию</text:p>
        </text:list-item>
        <text:list-item>
          <text:p text:style-name="P3">Демократическим показателем <text:s/>России <text:s/>является половая пирамида</text:p>
        </text:list-item>
        <text:list-item>
          <text:p text:style-name="P3">Половозрастной пирамиде остались следы неблагоприятных периодов</text:p>
        </text:list-item>
        <text:list-item>
          <text:p text:style-name="P3">Всё население делится на детей, подростков, взрослых, стариков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51:15.036116123</meta:creation-date>
    <dc:date>2022-09-21T19:45:48.501972296</dc:date>
    <meta:editing-duration>PT16M56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6" meta:word-count="47" meta:character-count="343" meta:non-whitespace-character-count="304"/>
  </office:meta>
</office:document-meta>
</file>